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3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RF" table:style-name="ta1">
        <table:table-column table:style-name="co1" table:default-cell-style-name="Default"/>
        <table:table-column table:style-name="co2" table:number-columns-repeated="2" table:default-cell-style-name="ce2"/>
        <table:table-column table:style-name="co2" table:number-columns-repeated="163" table:default-cell-style-name="ce3"/>
        <table:table-column table:style-name="co2" table:default-cell-style-name="ce2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Abra</text:p>
          </table:table-cell>
          <table:table-cell table:style-name="Default" office:value-type="string" calcext:value-type="string">
            <text:p>Aerodactyl</text:p>
          </table:table-cell>
          <table:table-cell table:style-name="Default" office:value-type="string" calcext:value-type="string">
            <text:p>AerodactylMega Aerodactyl</text:p>
          </table:table-cell>
          <table:table-cell table:style-name="Default" office:value-type="string" calcext:value-type="string">
            <text:p>Alakazam</text:p>
          </table:table-cell>
          <table:table-cell table:style-name="Default" office:value-type="string" calcext:value-type="string">
            <text:p>AlakazamMega Alakazam</text:p>
          </table:table-cell>
          <table:table-cell table:style-name="Default" office:value-type="string" calcext:value-type="string">
            <text:p>Arbok</text:p>
          </table:table-cell>
          <table:table-cell table:style-name="Default" office:value-type="string" calcext:value-type="string">
            <text:p>Arcanine</text:p>
          </table:table-cell>
          <table:table-cell table:style-name="Default" office:value-type="string" calcext:value-type="string">
            <text:p>Articuno</text:p>
          </table:table-cell>
          <table:table-cell table:style-name="Default" office:value-type="string" calcext:value-type="string">
            <text:p>Beedrill</text:p>
          </table:table-cell>
          <table:table-cell table:style-name="Default" office:value-type="string" calcext:value-type="string">
            <text:p>BeedrillMega Beedrill</text:p>
          </table:table-cell>
          <table:table-cell table:style-name="Default" office:value-type="string" calcext:value-type="string">
            <text:p>Bellsprout</text:p>
          </table:table-cell>
          <table:table-cell table:style-name="Default" office:value-type="string" calcext:value-type="string">
            <text:p>Blastoise</text:p>
          </table:table-cell>
          <table:table-cell table:style-name="Default" office:value-type="string" calcext:value-type="string">
            <text:p>BlastoiseMega Blastoise</text:p>
          </table:table-cell>
          <table:table-cell table:style-name="Default" office:value-type="string" calcext:value-type="string">
            <text:p>Bulbasaur</text:p>
          </table:table-cell>
          <table:table-cell table:style-name="Default" office:value-type="string" calcext:value-type="string">
            <text:p>Butterfree</text:p>
          </table:table-cell>
          <table:table-cell table:style-name="Default" office:value-type="string" calcext:value-type="string">
            <text:p>Caterpie</text:p>
          </table:table-cell>
          <table:table-cell table:style-name="Default" office:value-type="string" calcext:value-type="string">
            <text:p>Chansey</text:p>
          </table:table-cell>
          <table:table-cell table:style-name="Default" office:value-type="string" calcext:value-type="string">
            <text:p>Charizard</text:p>
          </table:table-cell>
          <table:table-cell table:style-name="Default" office:value-type="string" calcext:value-type="string">
            <text:p>CharizardMega Charizard X</text:p>
          </table:table-cell>
          <table:table-cell table:style-name="Default" office:value-type="string" calcext:value-type="string">
            <text:p>CharizardMega Charizard Y</text:p>
          </table:table-cell>
          <table:table-cell table:style-name="Default" office:value-type="string" calcext:value-type="string">
            <text:p>Charmander</text:p>
          </table:table-cell>
          <table:table-cell table:style-name="Default" office:value-type="string" calcext:value-type="string">
            <text:p>Charmeleon</text:p>
          </table:table-cell>
          <table:table-cell table:style-name="Default" office:value-type="string" calcext:value-type="string">
            <text:p>Clefable</text:p>
          </table:table-cell>
          <table:table-cell table:style-name="Default" office:value-type="string" calcext:value-type="string">
            <text:p>Clefairy</text:p>
          </table:table-cell>
          <table:table-cell table:style-name="Default" office:value-type="string" calcext:value-type="string">
            <text:p>Cloyster</text:p>
          </table:table-cell>
          <table:table-cell table:style-name="Default" office:value-type="string" calcext:value-type="string">
            <text:p>Cubone</text:p>
          </table:table-cell>
          <table:table-cell table:style-name="Default" office:value-type="string" calcext:value-type="string">
            <text:p>Dewgong</text:p>
          </table:table-cell>
          <table:table-cell table:style-name="Default" office:value-type="string" calcext:value-type="string">
            <text:p>Diglett</text:p>
          </table:table-cell>
          <table:table-cell table:style-name="Default" office:value-type="string" calcext:value-type="string">
            <text:p>Ditto</text:p>
          </table:table-cell>
          <table:table-cell table:style-name="Default" office:value-type="string" calcext:value-type="string">
            <text:p>Dodrio</text:p>
          </table:table-cell>
          <table:table-cell table:style-name="Default" office:value-type="string" calcext:value-type="string">
            <text:p>Doduo</text:p>
          </table:table-cell>
          <table:table-cell table:style-name="Default" office:value-type="string" calcext:value-type="string">
            <text:p>Dragonair</text:p>
          </table:table-cell>
          <table:table-cell table:style-name="Default" office:value-type="string" calcext:value-type="string">
            <text:p>Dragonite</text:p>
          </table:table-cell>
          <table:table-cell table:style-name="Default" office:value-type="string" calcext:value-type="string">
            <text:p>Dratini</text:p>
          </table:table-cell>
          <table:table-cell table:style-name="Default" office:value-type="string" calcext:value-type="string">
            <text:p>Drowzee</text:p>
          </table:table-cell>
          <table:table-cell table:style-name="Default" office:value-type="string" calcext:value-type="string">
            <text:p>Dugtrio</text:p>
          </table:table-cell>
          <table:table-cell table:style-name="Default" office:value-type="string" calcext:value-type="string">
            <text:p>Eevee</text:p>
          </table:table-cell>
          <table:table-cell table:style-name="Default" office:value-type="string" calcext:value-type="string">
            <text:p>Ekans</text:p>
          </table:table-cell>
          <table:table-cell table:style-name="Default" office:value-type="string" calcext:value-type="string">
            <text:p>Electabuzz</text:p>
          </table:table-cell>
          <table:table-cell table:style-name="Default" office:value-type="string" calcext:value-type="string">
            <text:p>Electrode</text:p>
          </table:table-cell>
          <table:table-cell table:style-name="Default" office:value-type="string" calcext:value-type="string">
            <text:p>Exeggcute</text:p>
          </table:table-cell>
          <table:table-cell table:style-name="Default" office:value-type="string" calcext:value-type="string">
            <text:p>Exeggutor</text:p>
          </table:table-cell>
          <table:table-cell table:style-name="Default" office:value-type="string" calcext:value-type="string">
            <text:p>Farfetch'd</text:p>
          </table:table-cell>
          <table:table-cell table:style-name="Default" office:value-type="string" calcext:value-type="string">
            <text:p>Fearow</text:p>
          </table:table-cell>
          <table:table-cell table:style-name="Default" office:value-type="string" calcext:value-type="string">
            <text:p>Flareon</text:p>
          </table:table-cell>
          <table:table-cell table:style-name="Default" office:value-type="string" calcext:value-type="string">
            <text:p>Gastly</text:p>
          </table:table-cell>
          <table:table-cell table:style-name="Default" office:value-type="string" calcext:value-type="string">
            <text:p>Gengar</text:p>
          </table:table-cell>
          <table:table-cell table:style-name="Default" office:value-type="string" calcext:value-type="string">
            <text:p>GengarMega Gengar</text:p>
          </table:table-cell>
          <table:table-cell table:style-name="Default" office:value-type="string" calcext:value-type="string">
            <text:p>Geodude</text:p>
          </table:table-cell>
          <table:table-cell table:style-name="Default" office:value-type="string" calcext:value-type="string">
            <text:p>Gloom</text:p>
          </table:table-cell>
          <table:table-cell table:style-name="Default" office:value-type="string" calcext:value-type="string">
            <text:p>Golbat</text:p>
          </table:table-cell>
          <table:table-cell table:style-name="Default" office:value-type="string" calcext:value-type="string">
            <text:p>Goldeen</text:p>
          </table:table-cell>
          <table:table-cell table:style-name="Default" office:value-type="string" calcext:value-type="string">
            <text:p>Golduck</text:p>
          </table:table-cell>
          <table:table-cell table:style-name="Default" office:value-type="string" calcext:value-type="string">
            <text:p>Golem</text:p>
          </table:table-cell>
          <table:table-cell table:style-name="Default" office:value-type="string" calcext:value-type="string">
            <text:p>Graveler</text:p>
          </table:table-cell>
          <table:table-cell table:style-name="Default" office:value-type="string" calcext:value-type="string">
            <text:p>Grimer</text:p>
          </table:table-cell>
          <table:table-cell table:style-name="Default" office:value-type="string" calcext:value-type="string">
            <text:p>Growlithe</text:p>
          </table:table-cell>
          <table:table-cell table:style-name="Default" office:value-type="string" calcext:value-type="string">
            <text:p>Gyarados</text:p>
          </table:table-cell>
          <table:table-cell table:style-name="Default" office:value-type="string" calcext:value-type="string">
            <text:p>GyaradosMega Gyarados</text:p>
          </table:table-cell>
          <table:table-cell table:style-name="Default" office:value-type="string" calcext:value-type="string">
            <text:p>Haunter</text:p>
          </table:table-cell>
          <table:table-cell table:style-name="Default" office:value-type="string" calcext:value-type="string">
            <text:p>Hitmonchan</text:p>
          </table:table-cell>
          <table:table-cell table:style-name="Default" office:value-type="string" calcext:value-type="string">
            <text:p>Hitmonlee</text:p>
          </table:table-cell>
          <table:table-cell table:style-name="Default" office:value-type="string" calcext:value-type="string">
            <text:p>Horsea</text:p>
          </table:table-cell>
          <table:table-cell table:style-name="Default" office:value-type="string" calcext:value-type="string">
            <text:p>Hypno</text:p>
          </table:table-cell>
          <table:table-cell table:style-name="Default" office:value-type="string" calcext:value-type="string">
            <text:p>Ivysaur</text:p>
          </table:table-cell>
          <table:table-cell table:style-name="Default" office:value-type="string" calcext:value-type="string">
            <text:p>Jigglypuff</text:p>
          </table:table-cell>
          <table:table-cell table:style-name="Default" office:value-type="string" calcext:value-type="string">
            <text:p>Jolteon</text:p>
          </table:table-cell>
          <table:table-cell table:style-name="Default" office:value-type="string" calcext:value-type="string">
            <text:p>Jynx</text:p>
          </table:table-cell>
          <table:table-cell table:style-name="Default" office:value-type="string" calcext:value-type="string">
            <text:p>Kabuto</text:p>
          </table:table-cell>
          <table:table-cell table:style-name="Default" office:value-type="string" calcext:value-type="string">
            <text:p>Kabutops</text:p>
          </table:table-cell>
          <table:table-cell table:style-name="Default" office:value-type="string" calcext:value-type="string">
            <text:p>Kadabra</text:p>
          </table:table-cell>
          <table:table-cell table:style-name="Default" office:value-type="string" calcext:value-type="string">
            <text:p>Kakuna</text:p>
          </table:table-cell>
          <table:table-cell table:style-name="Default" office:value-type="string" calcext:value-type="string">
            <text:p>Kangaskhan</text:p>
          </table:table-cell>
          <table:table-cell table:style-name="Default" office:value-type="string" calcext:value-type="string">
            <text:p>KangaskhanMega Kangaskhan</text:p>
          </table:table-cell>
          <table:table-cell table:style-name="Default" office:value-type="string" calcext:value-type="string">
            <text:p>Kingler</text:p>
          </table:table-cell>
          <table:table-cell table:style-name="Default" office:value-type="string" calcext:value-type="string">
            <text:p>Koffing</text:p>
          </table:table-cell>
          <table:table-cell table:style-name="Default" office:value-type="string" calcext:value-type="string">
            <text:p>Krabby</text:p>
          </table:table-cell>
          <table:table-cell table:style-name="Default" office:value-type="string" calcext:value-type="string">
            <text:p>Lapras</text:p>
          </table:table-cell>
          <table:table-cell table:style-name="Default" office:value-type="string" calcext:value-type="string">
            <text:p>Lickitung</text:p>
          </table:table-cell>
          <table:table-cell table:style-name="Default" office:value-type="string" calcext:value-type="string">
            <text:p>Machamp</text:p>
          </table:table-cell>
          <table:table-cell table:style-name="Default" office:value-type="string" calcext:value-type="string">
            <text:p>Machoke</text:p>
          </table:table-cell>
          <table:table-cell table:style-name="Default" office:value-type="string" calcext:value-type="string">
            <text:p>Machop</text:p>
          </table:table-cell>
          <table:table-cell table:style-name="Default" office:value-type="string" calcext:value-type="string">
            <text:p>Magikarp</text:p>
          </table:table-cell>
          <table:table-cell table:style-name="Default" office:value-type="string" calcext:value-type="string">
            <text:p>Magmar</text:p>
          </table:table-cell>
          <table:table-cell table:style-name="Default" office:value-type="string" calcext:value-type="string">
            <text:p>Magnemite</text:p>
          </table:table-cell>
          <table:table-cell table:style-name="Default" office:value-type="string" calcext:value-type="string">
            <text:p>Magneton</text:p>
          </table:table-cell>
          <table:table-cell table:style-name="Default" office:value-type="string" calcext:value-type="string">
            <text:p>Mankey</text:p>
          </table:table-cell>
          <table:table-cell table:style-name="Default" office:value-type="string" calcext:value-type="string">
            <text:p>Marowak</text:p>
          </table:table-cell>
          <table:table-cell table:style-name="Default" office:value-type="string" calcext:value-type="string">
            <text:p>Meowth</text:p>
          </table:table-cell>
          <table:table-cell table:style-name="Default" office:value-type="string" calcext:value-type="string">
            <text:p>Metapod</text:p>
          </table:table-cell>
          <table:table-cell table:style-name="Default" office:value-type="string" calcext:value-type="string">
            <text:p>Mew</text:p>
          </table:table-cell>
          <table:table-cell table:style-name="Default" office:value-type="string" calcext:value-type="string">
            <text:p>Mewtwo</text:p>
          </table:table-cell>
          <table:table-cell table:style-name="Default" office:value-type="string" calcext:value-type="string">
            <text:p>MewtwoMega Mewtwo X</text:p>
          </table:table-cell>
          <table:table-cell table:style-name="Default" office:value-type="string" calcext:value-type="string">
            <text:p>MewtwoMega Mewtwo Y</text:p>
          </table:table-cell>
          <table:table-cell table:style-name="Default" office:value-type="string" calcext:value-type="string">
            <text:p>Moltres</text:p>
          </table:table-cell>
          <table:table-cell table:style-name="Default" office:value-type="string" calcext:value-type="string">
            <text:p>Mr. Mime</text:p>
          </table:table-cell>
          <table:table-cell table:style-name="Default" office:value-type="string" calcext:value-type="string">
            <text:p>Muk</text:p>
          </table:table-cell>
          <table:table-cell table:style-name="Default" office:value-type="string" calcext:value-type="string">
            <text:p>Nidoking</text:p>
          </table:table-cell>
          <table:table-cell table:style-name="Default" office:value-type="string" calcext:value-type="string">
            <text:p>Nidoqueen</text:p>
          </table:table-cell>
          <table:table-cell table:style-name="Default" office:value-type="string" calcext:value-type="string">
            <text:p>Nidoran♀</text:p>
          </table:table-cell>
          <table:table-cell table:style-name="Default" office:value-type="string" calcext:value-type="string">
            <text:p>Nidoran♂</text:p>
          </table:table-cell>
          <table:table-cell table:style-name="Default" office:value-type="string" calcext:value-type="string">
            <text:p>Nidorina</text:p>
          </table:table-cell>
          <table:table-cell table:style-name="Default" office:value-type="string" calcext:value-type="string">
            <text:p>Nidorino</text:p>
          </table:table-cell>
          <table:table-cell table:style-name="Default" office:value-type="string" calcext:value-type="string">
            <text:p>Ninetales</text:p>
          </table:table-cell>
          <table:table-cell table:style-name="Default" office:value-type="string" calcext:value-type="string">
            <text:p>Oddish</text:p>
          </table:table-cell>
          <table:table-cell table:style-name="Default" office:value-type="string" calcext:value-type="string">
            <text:p>Omanyte</text:p>
          </table:table-cell>
          <table:table-cell table:style-name="Default" office:value-type="string" calcext:value-type="string">
            <text:p>Omastar</text:p>
          </table:table-cell>
          <table:table-cell table:style-name="Default" office:value-type="string" calcext:value-type="string">
            <text:p>Onix</text:p>
          </table:table-cell>
          <table:table-cell table:style-name="Default" office:value-type="string" calcext:value-type="string">
            <text:p>Paras</text:p>
          </table:table-cell>
          <table:table-cell table:style-name="Default" office:value-type="string" calcext:value-type="string">
            <text:p>Parasect</text:p>
          </table:table-cell>
          <table:table-cell table:style-name="Default" office:value-type="string" calcext:value-type="string">
            <text:p>Persian</text:p>
          </table:table-cell>
          <table:table-cell table:style-name="Default" office:value-type="string" calcext:value-type="string">
            <text:p>Pidgeot</text:p>
          </table:table-cell>
          <table:table-cell table:style-name="Default" office:value-type="string" calcext:value-type="string">
            <text:p>PidgeotMega Pidgeot</text:p>
          </table:table-cell>
          <table:table-cell table:style-name="Default" office:value-type="string" calcext:value-type="string">
            <text:p>Pidgeotto</text:p>
          </table:table-cell>
          <table:table-cell table:style-name="Default" office:value-type="string" calcext:value-type="string">
            <text:p>Pidgey</text:p>
          </table:table-cell>
          <table:table-cell table:style-name="Default" office:value-type="string" calcext:value-type="string">
            <text:p>Pikachu</text:p>
          </table:table-cell>
          <table:table-cell table:style-name="Default" office:value-type="string" calcext:value-type="string">
            <text:p>Pinsir</text:p>
          </table:table-cell>
          <table:table-cell table:style-name="Default" office:value-type="string" calcext:value-type="string">
            <text:p>PinsirMega Pinsir</text:p>
          </table:table-cell>
          <table:table-cell table:style-name="Default" office:value-type="string" calcext:value-type="string">
            <text:p>Poliwag</text:p>
          </table:table-cell>
          <table:table-cell table:style-name="Default" office:value-type="string" calcext:value-type="string">
            <text:p>Poliwhirl</text:p>
          </table:table-cell>
          <table:table-cell table:style-name="Default" office:value-type="string" calcext:value-type="string">
            <text:p>Poliwrath</text:p>
          </table:table-cell>
          <table:table-cell table:style-name="Default" office:value-type="string" calcext:value-type="string">
            <text:p>Ponyta</text:p>
          </table:table-cell>
          <table:table-cell table:style-name="Default" office:value-type="string" calcext:value-type="string">
            <text:p>Porygon</text:p>
          </table:table-cell>
          <table:table-cell table:style-name="Default" office:value-type="string" calcext:value-type="string">
            <text:p>Primeape</text:p>
          </table:table-cell>
          <table:table-cell table:style-name="Default" office:value-type="string" calcext:value-type="string">
            <text:p>Psyduck</text:p>
          </table:table-cell>
          <table:table-cell table:style-name="Default" office:value-type="string" calcext:value-type="string">
            <text:p>Raichu</text:p>
          </table:table-cell>
          <table:table-cell table:style-name="Default" office:value-type="string" calcext:value-type="string">
            <text:p>Rapidash</text:p>
          </table:table-cell>
          <table:table-cell table:style-name="Default" office:value-type="string" calcext:value-type="string">
            <text:p>Raticate</text:p>
          </table:table-cell>
          <table:table-cell table:style-name="Default" office:value-type="string" calcext:value-type="string">
            <text:p>Rattata</text:p>
          </table:table-cell>
          <table:table-cell table:style-name="Default" office:value-type="string" calcext:value-type="string">
            <text:p>Rhydon</text:p>
          </table:table-cell>
          <table:table-cell table:style-name="Default" office:value-type="string" calcext:value-type="string">
            <text:p>Rhyhorn</text:p>
          </table:table-cell>
          <table:table-cell table:style-name="Default" office:value-type="string" calcext:value-type="string">
            <text:p>Sandshrew</text:p>
          </table:table-cell>
          <table:table-cell table:style-name="Default" office:value-type="string" calcext:value-type="string">
            <text:p>Sandslash</text:p>
          </table:table-cell>
          <table:table-cell table:style-name="Default" office:value-type="string" calcext:value-type="string">
            <text:p>Scyther</text:p>
          </table:table-cell>
          <table:table-cell table:style-name="Default" office:value-type="string" calcext:value-type="string">
            <text:p>Seadra</text:p>
          </table:table-cell>
          <table:table-cell table:style-name="Default" office:value-type="string" calcext:value-type="string">
            <text:p>Seaking</text:p>
          </table:table-cell>
          <table:table-cell table:style-name="Default" office:value-type="string" calcext:value-type="string">
            <text:p>Seel</text:p>
          </table:table-cell>
          <table:table-cell table:style-name="Default" office:value-type="string" calcext:value-type="string">
            <text:p>Shellder</text:p>
          </table:table-cell>
          <table:table-cell table:style-name="Default" office:value-type="string" calcext:value-type="string">
            <text:p>Slowbro</text:p>
          </table:table-cell>
          <table:table-cell table:style-name="Default" office:value-type="string" calcext:value-type="string">
            <text:p>SlowbroMega Slowbro</text:p>
          </table:table-cell>
          <table:table-cell table:style-name="Default" office:value-type="string" calcext:value-type="string">
            <text:p>Slowpoke</text:p>
          </table:table-cell>
          <table:table-cell table:style-name="Default" office:value-type="string" calcext:value-type="string">
            <text:p>Snorlax</text:p>
          </table:table-cell>
          <table:table-cell table:style-name="Default" office:value-type="string" calcext:value-type="string">
            <text:p>Spearow</text:p>
          </table:table-cell>
          <table:table-cell table:style-name="Default" office:value-type="string" calcext:value-type="string">
            <text:p>Squirtle</text:p>
          </table:table-cell>
          <table:table-cell table:style-name="Default" office:value-type="string" calcext:value-type="string">
            <text:p>Starmie</text:p>
          </table:table-cell>
          <table:table-cell table:style-name="Default" office:value-type="string" calcext:value-type="string">
            <text:p>Staryu</text:p>
          </table:table-cell>
          <table:table-cell table:style-name="Default" office:value-type="string" calcext:value-type="string">
            <text:p>Tangela</text:p>
          </table:table-cell>
          <table:table-cell table:style-name="Default" office:value-type="string" calcext:value-type="string">
            <text:p>Tauros</text:p>
          </table:table-cell>
          <table:table-cell table:style-name="Default" office:value-type="string" calcext:value-type="string">
            <text:p>Tentacool</text:p>
          </table:table-cell>
          <table:table-cell table:style-name="Default" office:value-type="string" calcext:value-type="string">
            <text:p>Tentacruel</text:p>
          </table:table-cell>
          <table:table-cell table:style-name="Default" office:value-type="string" calcext:value-type="string">
            <text:p>Vaporeon</text:p>
          </table:table-cell>
          <table:table-cell table:style-name="Default" office:value-type="string" calcext:value-type="string">
            <text:p>Venomoth</text:p>
          </table:table-cell>
          <table:table-cell table:style-name="Default" office:value-type="string" calcext:value-type="string">
            <text:p>Venonat</text:p>
          </table:table-cell>
          <table:table-cell table:style-name="Default" office:value-type="string" calcext:value-type="string">
            <text:p>Venusaur</text:p>
          </table:table-cell>
          <table:table-cell table:style-name="Default" office:value-type="string" calcext:value-type="string">
            <text:p>VenusaurMega Venusaur</text:p>
          </table:table-cell>
          <table:table-cell table:style-name="Default" office:value-type="string" calcext:value-type="string">
            <text:p>Victreebel</text:p>
          </table:table-cell>
          <table:table-cell table:style-name="Default" office:value-type="string" calcext:value-type="string">
            <text:p>Vileplume</text:p>
          </table:table-cell>
          <table:table-cell table:style-name="Default" office:value-type="string" calcext:value-type="string">
            <text:p>Voltorb</text:p>
          </table:table-cell>
          <table:table-cell table:style-name="Default" office:value-type="string" calcext:value-type="string">
            <text:p>Vulpix</text:p>
          </table:table-cell>
          <table:table-cell table:style-name="Default" office:value-type="string" calcext:value-type="string">
            <text:p>Wartortle</text:p>
          </table:table-cell>
          <table:table-cell table:style-name="Default" office:value-type="string" calcext:value-type="string">
            <text:p>Weedle</text:p>
          </table:table-cell>
          <table:table-cell table:style-name="Default" office:value-type="string" calcext:value-type="string">
            <text:p>Weepinbell</text:p>
          </table:table-cell>
          <table:table-cell table:style-name="Default" office:value-type="string" calcext:value-type="string">
            <text:p>Weezing</text:p>
          </table:table-cell>
          <table:table-cell table:style-name="Default" office:value-type="string" calcext:value-type="string">
            <text:p>Wigglytuff</text:p>
          </table:table-cell>
          <table:table-cell table:style-name="Default" office:value-type="string" calcext:value-type="string">
            <text:p>Zapdos</text:p>
          </table:table-cell>
          <table:table-cell table:style-name="Default" office:value-type="string" calcext:value-type="string">
            <text:p>Zubat</text:p>
          </table:table-cell>
        </table:table-row>
        <table:table-row table:style-name="ro1">
          <table:table-cell office:value-type="string" calcext:value-type="string">
            <text:p>Abra</text:p>
          </table:table-cell>
          <table:table-cell office:value-type="float" office:value="4" calcext:value-type="float">
            <text:p>4</text:p>
          </table:table-cell>
          <table:table-cell table:number-columns-repeated="1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odactylMega Aerodacty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kazamMega Alakazam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bok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an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n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edrillMega Beedrill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lsprout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stoiseMega Blastoise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lbasaur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tterfre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erpie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nsey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X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izardMega Charizard Y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ander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rmeleo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ble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fairy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yster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bone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wgong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glett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tto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rio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duo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air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ite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tini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owzee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gtrio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evee</text:p>
          </table:table-cell>
          <table:table-cell table:number-columns-repeated="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kans</text:p>
          </table:table-cell>
          <table:table-cell table:number-columns-repeated="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abuzz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ectrode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cute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ggutor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rfetch'd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ow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reon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tly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garMega Gengar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dude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oom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bat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een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duck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lem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veler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mer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wlithe</text:p>
          </table:table-cell>
          <table:table-cell table:number-columns-repeated="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</text:p>
          </table:table-cell>
          <table:table-cell table:number-columns-repeated="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aradosMega Gyarados</text:p>
          </table:table-cell>
          <table:table-cell table:number-columns-repeated="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unter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chan</text:p>
          </table:table-cell>
          <table:table-cell table:number-columns-repeated="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tmonlee</text:p>
          </table:table-cell>
          <table:table-cell table:number-columns-repeated="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rsea</text:p>
          </table:table-cell>
          <table:table-cell table:number-columns-repeated="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pno</text:p>
          </table:table-cell>
          <table:table-cell table:number-columns-repeated="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vysaur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gglypuff</text:p>
          </table:table-cell>
          <table:table-cell table:number-columns-repeated="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lteon</text:p>
          </table:table-cell>
          <table:table-cell table:number-columns-repeated="6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ynx</text:p>
          </table:table-cell>
          <table:table-cell table:number-columns-repeated="6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butops</text:p>
          </table:table-cell>
          <table:table-cell table:number-columns-repeated="6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dabra</text:p>
          </table:table-cell>
          <table:table-cell table:number-columns-repeated="7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kuna</text:p>
          </table:table-cell>
          <table:table-cell table:number-columns-repeated="7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</text:p>
          </table:table-cell>
          <table:table-cell table:number-columns-repeated="7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ngaskhanMega Kangaskhan</text:p>
          </table:table-cell>
          <table:table-cell table:number-columns-repeated="7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ler</text:p>
          </table:table-cell>
          <table:table-cell table:number-columns-repeated="7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ffing</text:p>
          </table:table-cell>
          <table:table-cell table:number-columns-repeated="7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bby</text:p>
          </table:table-cell>
          <table:table-cell table:number-columns-repeated="7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pras</text:p>
          </table:table-cell>
          <table:table-cell table:number-columns-repeated="7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ckitung</text:p>
          </table:table-cell>
          <table:table-cell table:number-columns-repeated="7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amp</text:p>
          </table:table-cell>
          <table:table-cell table:number-columns-repeated="7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ke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hop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ikarp</text:p>
          </table:table-cell>
          <table:table-cell table:number-columns-repeated="8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mar</text:p>
          </table:table-cell>
          <table:table-cell table:number-columns-repeated="8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mite</text:p>
          </table:table-cell>
          <table:table-cell table:number-columns-repeated="8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gneton</text:p>
          </table:table-cell>
          <table:table-cell table:number-columns-repeated="8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key</text:p>
          </table:table-cell>
          <table:table-cell table:number-columns-repeated="8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owak</text:p>
          </table:table-cell>
          <table:table-cell table:number-columns-repeated="8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owth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apod</text:p>
          </table:table-cell>
          <table:table-cell table:number-columns-repeated="8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</text:p>
          </table:table-cell>
          <table:table-cell table:number-columns-repeated="9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table:number-columns-repeated="9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X</text:p>
          </table:table-cell>
          <table:table-cell table:number-columns-repeated="9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wtwoMega Mewtwo Y</text:p>
          </table:table-cell>
          <table:table-cell table:number-columns-repeated="9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tres</text:p>
          </table:table-cell>
          <table:table-cell table:number-columns-repeated="9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r. Mime</text:p>
          </table:table-cell>
          <table:table-cell table:number-columns-repeated="9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k</text:p>
          </table:table-cell>
          <table:table-cell table:number-columns-repeated="9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king</text:p>
          </table:table-cell>
          <table:table-cell table:number-columns-repeated="9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queen</text:p>
          </table:table-cell>
          <table:table-cell table:number-columns-repeated="9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♀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an♂</text:p>
          </table:table-cell>
          <table:table-cell table:number-columns-repeated="9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a</text:p>
          </table:table-cell>
          <table:table-cell table:number-columns-repeated="10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dorino</text:p>
          </table:table-cell>
          <table:table-cell table:number-columns-repeated="10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netales</text:p>
          </table:table-cell>
          <table:table-cell table:number-columns-repeated="10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dish</text:p>
          </table:table-cell>
          <table:table-cell table:number-columns-repeated="10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nyte</text:p>
          </table:table-cell>
          <table:table-cell table:number-columns-repeated="10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astar</text:p>
          </table:table-cell>
          <table:table-cell table:number-columns-repeated="10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nix</text:p>
          </table:table-cell>
          <table:table-cell table:number-columns-repeated="10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</text:p>
          </table:table-cell>
          <table:table-cell table:number-columns-repeated="10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rasect</text:p>
          </table:table-cell>
          <table:table-cell table:number-columns-repeated="10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ian</text:p>
          </table:table-cell>
          <table:table-cell table:number-columns-repeated="1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</text:p>
          </table:table-cell>
          <table:table-cell table:number-columns-repeated="1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Mega Pidgeot</text:p>
          </table:table-cell>
          <table:table-cell table:number-columns-repeated="1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otto</text:p>
          </table:table-cell>
          <table:table-cell table:number-columns-repeated="1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dgey</text:p>
          </table:table-cell>
          <table:table-cell table:number-columns-repeated="11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kachu</text:p>
          </table:table-cell>
          <table:table-cell table:number-columns-repeated="11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</text:p>
          </table:table-cell>
          <table:table-cell table:number-columns-repeated="11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sirMega Pinsir</text:p>
          </table:table-cell>
          <table:table-cell table:number-columns-repeated="11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ag</text:p>
          </table:table-cell>
          <table:table-cell table:number-columns-repeated="11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hirl</text:p>
          </table:table-cell>
          <table:table-cell table:number-columns-repeated="11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iwrath</text:p>
          </table:table-cell>
          <table:table-cell table:number-columns-repeated="12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nyta</text:p>
          </table:table-cell>
          <table:table-cell table:number-columns-repeated="12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ygon</text:p>
          </table:table-cell>
          <table:table-cell table:number-columns-repeated="12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eape</text:p>
          </table:table-cell>
          <table:table-cell table:number-columns-repeated="12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yduck</text:p>
          </table:table-cell>
          <table:table-cell table:number-columns-repeated="12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chu</text:p>
          </table:table-cell>
          <table:table-cell table:number-columns-repeated="12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pidash</text:p>
          </table:table-cell>
          <table:table-cell table:number-columns-repeated="12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icate</text:p>
          </table:table-cell>
          <table:table-cell table:number-columns-repeated="1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ttata</text:p>
          </table:table-cell>
          <table:table-cell table:number-columns-repeated="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don</text:p>
          </table:table-cell>
          <table:table-cell table:number-columns-repeated="12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yhorn</text:p>
          </table:table-cell>
          <table:table-cell table:number-columns-repeated="13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hrew</text:p>
          </table:table-cell>
          <table:table-cell table:number-columns-repeated="13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slash</text:p>
          </table:table-cell>
          <table:table-cell table:number-columns-repeated="13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yther</text:p>
          </table:table-cell>
          <table:table-cell table:number-columns-repeated="13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dra</text:p>
          </table:table-cell>
          <table:table-cell table:number-columns-repeated="13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aking</text:p>
          </table:table-cell>
          <table:table-cell table:number-columns-repeated="13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el</text:p>
          </table:table-cell>
          <table:table-cell table:number-columns-repeated="13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llder</text:p>
          </table:table-cell>
          <table:table-cell table:number-columns-repeated="13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</text:p>
          </table:table-cell>
          <table:table-cell table:number-columns-repeated="13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broMega Slowbro</text:p>
          </table:table-cell>
          <table:table-cell table:number-columns-repeated="13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wpoke</text:p>
          </table:table-cell>
          <table:table-cell table:number-columns-repeated="14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rlax</text:p>
          </table:table-cell>
          <table:table-cell table:number-columns-repeated="14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row</text:p>
          </table:table-cell>
          <table:table-cell table:number-columns-repeated="14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quirtle</text:p>
          </table:table-cell>
          <table:table-cell table:number-columns-repeated="14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mie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ryu</text:p>
          </table:table-cell>
          <table:table-cell table:number-columns-repeated="14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ngela</text:p>
          </table:table-cell>
          <table:table-cell table:number-columns-repeated="14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uros</text:p>
          </table:table-cell>
          <table:table-cell table:number-columns-repeated="14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ool</text:p>
          </table:table-cell>
          <table:table-cell table:number-columns-repeated="14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ntacruel</text:p>
          </table:table-cell>
          <table:table-cell table:number-columns-repeated="14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poreon</text:p>
          </table:table-cell>
          <table:table-cell table:number-columns-repeated="15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moth</text:p>
          </table:table-cell>
          <table:table-cell table:number-columns-repeated="15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onat</text:p>
          </table:table-cell>
          <table:table-cell table:number-columns-repeated="15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</text:p>
          </table:table-cell>
          <table:table-cell table:number-columns-repeated="15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nusaurMega Venusaur</text:p>
          </table:table-cell>
          <table:table-cell table:number-columns-repeated="15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reebel</text:p>
          </table:table-cell>
          <table:table-cell table:number-columns-repeated="15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leplume</text:p>
          </table:table-cell>
          <table:table-cell table:number-columns-repeated="15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torb</text:p>
          </table:table-cell>
          <table:table-cell table:number-columns-repeated="15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ulpix</text:p>
          </table:table-cell>
          <table:table-cell table:number-columns-repeated="15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tortle</text:p>
          </table:table-cell>
          <table:table-cell table:number-columns-repeated="15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dle</text:p>
          </table:table-cell>
          <table:table-cell table:number-columns-repeated="16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pinbell</text:p>
          </table:table-cell>
          <table:table-cell table:number-columns-repeated="16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ezing</text:p>
          </table:table-cell>
          <table:table-cell table:number-columns-repeated="16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glytuff</text:p>
          </table:table-cell>
          <table:table-cell table:number-columns-repeated="16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pdos</text:p>
          </table:table-cell>
          <table:table-cell table:number-columns-repeated="16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ubat</text:p>
          </table:table-cell>
          <table:table-cell table:number-columns-repeated="16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RF.FK2:RF.FK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F.B2:RF.C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F.D2:RF.FJ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8T11:41:50.078378539</dc:date>
    <meta:editing-duration>PT47M7S</meta:editing-duration>
    <meta:editing-cycles>2</meta:editing-cycles>
    <meta:generator>LibreOffice/7.4.7.2$Linux_X86_64 LibreOffice_project/40$Build-2</meta:generator>
    <meta:document-statistic meta:table-count="1" meta:cell-count="27889" meta:object-count="0"/>
  </office:meta>
</office:document-meta>
</file>